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00%" fo:text-indent="0cm" style:auto-text-indent="false"/>
      <style:text-properties officeooo:paragraph-rsid="0677a027"/>
    </style:style>
    <style:style style:name="P2" style:family="paragraph" style:parent-style-name="Standard">
      <style:paragraph-properties fo:margin-left="0cm" fo:margin-right="0cm" fo:line-height="100%" fo:text-indent="0cm" style:auto-text-indent="false"/>
      <style:text-properties officeooo:paragraph-rsid="0679bb55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officeooo:paragraph-rsid="067a4583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officeooo:paragraph-rsid="067a4793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officeooo:paragraph-rsid="067afba0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officeooo:paragraph-rsid="067b9d63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officeooo:paragraph-rsid="067c902a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67e8d8f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officeooo:paragraph-rsid="069227e6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6930747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6947e12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officeooo:paragraph-rsid="0696621f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officeooo:paragraph-rsid="0674f9a0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officeooo:paragraph-rsid="0675ee6b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officeooo:paragraph-rsid="0681659e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paragraph-rsid="06819ec7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officeooo:paragraph-rsid="06836a12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paragraph-rsid="0683ddac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officeooo:paragraph-rsid="0686d15c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officeooo:paragraph-rsid="069ad477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officeooo:paragraph-rsid="069bdb08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officeooo:paragraph-rsid="069e4fb9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officeooo:paragraph-rsid="06a1425c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paragraph-rsid="06a6bb04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officeooo:paragraph-rsid="06a7cdfc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officeooo:paragraph-rsid="06a8d9a2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officeooo:paragraph-rsid="06aa627e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officeooo:paragraph-rsid="06ac2f0c"/>
    </style:style>
    <style:style style:name="P29" style:family="paragraph" style:parent-style-name="Standard">
      <style:paragraph-properties fo:margin-left="0cm" fo:margin-right="0cm" fo:line-height="100%" fo:text-indent="0cm" style:auto-text-indent="false"/>
      <style:text-properties officeooo:paragraph-rsid="06af784c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officeooo:paragraph-rsid="06b3f3ff"/>
    </style:style>
    <style:style style:name="P31" style:family="paragraph" style:parent-style-name="Standard">
      <style:paragraph-properties fo:margin-left="0cm" fo:margin-right="0cm" fo:line-height="100%" fo:text-indent="0cm" style:auto-text-indent="false"/>
      <style:text-properties officeooo:paragraph-rsid="06b567a9"/>
    </style:style>
    <style:style style:name="P32" style:family="paragraph" style:parent-style-name="Standard">
      <style:paragraph-properties fo:margin-left="0cm" fo:margin-right="0cm" fo:line-height="100%" fo:text-indent="0cm" style:auto-text-indent="false"/>
      <style:text-properties officeooo:paragraph-rsid="06b6efd0"/>
    </style:style>
    <style:style style:name="P33" style:family="paragraph" style:parent-style-name="Standard">
      <style:paragraph-properties fo:margin-left="0cm" fo:margin-right="0cm" fo:line-height="100%" fo:text-indent="0cm" style:auto-text-indent="false"/>
      <style:text-properties officeooo:paragraph-rsid="06b70b77"/>
    </style:style>
    <style:style style:name="P34" style:family="paragraph" style:parent-style-name="Standard">
      <style:paragraph-properties fo:margin-left="0cm" fo:margin-right="0cm" fo:line-height="100%" fo:text-indent="0cm" style:auto-text-indent="false"/>
      <style:text-properties officeooo:paragraph-rsid="06b75853"/>
    </style:style>
    <style:style style:name="P35" style:family="paragraph" style:parent-style-name="Standard">
      <style:paragraph-properties fo:margin-left="0cm" fo:margin-right="0cm" fo:line-height="100%" fo:text-indent="0cm" style:auto-text-indent="false"/>
      <style:text-properties officeooo:paragraph-rsid="06b9ef3a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officeooo:paragraph-rsid="06ba12d0"/>
    </style:style>
    <style:style style:name="P37" style:family="paragraph" style:parent-style-name="Standard">
      <style:paragraph-properties fo:margin-left="0cm" fo:margin-right="0cm" fo:line-height="100%" fo:text-indent="0cm" style:auto-text-indent="false"/>
      <style:text-properties officeooo:paragraph-rsid="06bcc762"/>
    </style:style>
    <style:style style:name="P38" style:family="paragraph" style:parent-style-name="Standard">
      <style:paragraph-properties fo:margin-left="0cm" fo:margin-right="0cm" fo:line-height="100%" fo:text-indent="0cm" style:auto-text-indent="false"/>
      <style:text-properties officeooo:paragraph-rsid="06c00c74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officeooo:paragraph-rsid="06c0f0a2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officeooo:paragraph-rsid="06c1a24c"/>
    </style:style>
    <style:style style:name="P41" style:family="paragraph" style:parent-style-name="Standard">
      <style:paragraph-properties fo:margin-left="0cm" fo:margin-right="0cm" fo:line-height="100%" fo:text-indent="0cm" style:auto-text-indent="false"/>
      <style:text-properties officeooo:paragraph-rsid="06c33ed9"/>
    </style:style>
    <style:style style:name="P42" style:family="paragraph" style:parent-style-name="Standard">
      <style:paragraph-properties fo:margin-left="0cm" fo:margin-right="0cm" fo:line-height="100%" fo:text-indent="0cm" style:auto-text-indent="false"/>
      <style:text-properties officeooo:paragraph-rsid="06c43c79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officeooo:paragraph-rsid="06cdde97"/>
    </style:style>
    <style:style style:name="P44" style:family="paragraph" style:parent-style-name="Standard">
      <style:paragraph-properties fo:margin-left="0cm" fo:margin-right="0cm" fo:line-height="100%" fo:text-indent="0cm" style:auto-text-indent="false"/>
      <style:text-properties officeooo:paragraph-rsid="06cf6544"/>
    </style:style>
    <style:style style:name="P45" style:family="paragraph" style:parent-style-name="Standard">
      <style:paragraph-properties fo:margin-left="0cm" fo:margin-right="0cm" fo:line-height="100%" fo:text-indent="0cm" style:auto-text-indent="false"/>
      <style:text-properties officeooo:paragraph-rsid="06d2fdbb"/>
    </style:style>
    <style:style style:name="P46" style:family="paragraph" style:parent-style-name="Standard">
      <style:paragraph-properties fo:margin-left="0cm" fo:margin-right="0cm" fo:line-height="100%" fo:text-indent="0cm" style:auto-text-indent="false"/>
      <style:text-properties officeooo:paragraph-rsid="06daa487"/>
    </style:style>
    <style:style style:name="P47" style:family="paragraph" style:parent-style-name="Standard">
      <style:paragraph-properties fo:margin-left="0cm" fo:margin-right="0cm" fo:line-height="100%" fo:text-indent="0cm" style:auto-text-indent="false"/>
      <style:text-properties officeooo:paragraph-rsid="06ea64d5"/>
    </style:style>
    <style:style style:name="P48" style:family="paragraph" style:parent-style-name="Standard">
      <style:paragraph-properties fo:margin-left="0cm" fo:margin-right="0cm" fo:line-height="100%" fo:text-indent="0cm" style:auto-text-indent="false"/>
      <style:text-properties officeooo:paragraph-rsid="06eca02e"/>
    </style:style>
    <style:style style:name="P49" style:family="paragraph" style:parent-style-name="Standard">
      <style:paragraph-properties fo:margin-left="0cm" fo:margin-right="0cm" fo:line-height="100%" fo:text-indent="0cm" style:auto-text-indent="false"/>
      <style:text-properties officeooo:paragraph-rsid="06ed6d84"/>
    </style:style>
    <style:style style:name="P50" style:family="paragraph" style:parent-style-name="Standard">
      <style:paragraph-properties fo:margin-left="0cm" fo:margin-right="0cm" fo:line-height="100%" fo:text-indent="0cm" style:auto-text-indent="false"/>
      <style:text-properties officeooo:paragraph-rsid="06eef9a7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officeooo:paragraph-rsid="06eefed4"/>
    </style:style>
    <style:style style:name="P52" style:family="paragraph" style:parent-style-name="Standard">
      <style:paragraph-properties fo:margin-left="0cm" fo:margin-right="0cm" fo:line-height="100%" fo:text-indent="0cm" style:auto-text-indent="false"/>
      <style:text-properties officeooo:paragraph-rsid="06efed7e"/>
    </style:style>
    <style:style style:name="P53" style:family="paragraph" style:parent-style-name="Standard">
      <style:paragraph-properties fo:margin-left="0cm" fo:margin-right="0cm" fo:line-height="100%" fo:text-indent="0cm" style:auto-text-indent="false"/>
      <style:text-properties officeooo:paragraph-rsid="069aa448"/>
    </style:style>
    <style:style style:name="P54" style:family="paragraph" style:parent-style-name="Standard">
      <style:paragraph-properties fo:margin-left="0cm" fo:margin-right="0cm" fo:line-height="100%" fo:text-indent="0cm" style:auto-text-indent="false"/>
      <style:text-properties fo:font-weight="normal" officeooo:rsid="06eefed4" officeooo:paragraph-rsid="06eefed4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officeooo:rsid="06eefed4" officeooo:paragraph-rsid="06eefed4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paragraph-rsid="06efc667"/>
    </style:style>
    <style:style style:name="P58" style:family="paragraph" style:parent-style-name="Standard" style:master-page-name="Standard">
      <style:paragraph-properties style:page-number="auto"/>
      <style:text-properties officeooo:paragraph-rsid="0674f9a0"/>
    </style:style>
    <style:style style:name="P59" style:family="paragraph" style:parent-style-name="Standard">
      <style:paragraph-properties fo:margin-left="0cm" fo:margin-right="0cm" fo:line-height="100%" fo:text-indent="0cm" style:auto-text-indent="false"/>
      <style:text-properties officeooo:paragraph-rsid="06efed7e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7a02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9bb5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45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47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fba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b9d6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c2b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c902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e8d8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ec77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19ec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36a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3dda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6d15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ebcc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ec42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005b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11d8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227e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47e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6621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ad4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bdb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d899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1425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7cdf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8d9a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a627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c2f0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f784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3f3f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6efd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70b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7585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889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9ef3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0c7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f0a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1a24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dde9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f65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1125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2fdb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aa4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ca02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d6d8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efed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fc66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efed7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4f9a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81659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3074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aa44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31c3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567a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70b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cc76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1a24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efed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efed7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ad4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a1425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a6bb0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a7a41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af784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fc957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fcab2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fe08e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ff860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2fdb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1b67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3507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86d15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43b9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227e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officeooo:rsid="06efed7e" style:letter-kerning="true" fo:background-color="#e8f2fe" loext:char-shading-value="0" style:font-name-asian="Noto Sans CJK SC Regular" style:font-size-asian="11pt" style:language-asian="zh" style:country-asian="CN" style:font-name-complex="Lohit Devanagari" style:font-size-complex="12pt" style:language-complex="hi" style:country-complex="IN"/>
    </style:style>
    <style:style style:name="T7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74f9a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b17d0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b31c3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75b8f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cdde9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75ee6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e4791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81659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ea64d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eca02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ed6d8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eef9a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8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6eefed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Source_20_Text"><text:span text:style-name="T66">[</text:span></text:span><text:span text:style-name="Source_20_Text"><text:span text:style-name="T77">Stream API: </text:span></text:span><text:span text:style-name="Source_20_Text"><text:span text:style-name="T78">Java 8 Features</text:span></text:span><text:span text:style-name="Source_20_Text"><text:span text:style-name="T66">]</text:span></text:span></text:p>
      <text:p text:style-name="P1"><text:span text:style-name="Source_20_Text"><text:span text:style-name="T1">Introduced as part of Java 8. The main package is java.util.stream, this is an entirely new package which was release</text:span></text:span><text:span text:style-name="Source_20_Text"><text:span text:style-name="T15">d</text:span></text:span><text:span text:style-name="Source_20_Text"><text:span text:style-name="T1"> as part of java 8.</text:span></text:span></text:p>
      <text:p text:style-name="P1"><text:span text:style-name="Source_20_Text"><text:span text:style-name="T1"/></text:span></text:p>
      <text:p text:style-name="P2"><text:span text:style-name="Source_20_Text"><text:span text:style-name="T2">So, this package contains classes which process sequence of elements in both sequential and parallel ways.</text:span></text:span></text:p>
      <text:p text:style-name="P2"><text:span text:style-name="Source_20_Text"><text:span text:style-name="T2"/></text:span></text:p>
      <text:p text:style-name="P3"><text:span text:style-name="Source_20_Text"><text:span text:style-name="T3">The Stream&lt;T&gt; interface is the core API of this package.</text:span></text:span></text:p>
      <text:p text:style-name="P3"><text:span text:style-name="Source_20_Text"><text:span text:style-name="T3"/></text:span></text:p>
      <text:p text:style-name="P4"><text:span text:style-name="Source_20_Text"><text:span text:style-name="T4">You can generate a stream </text:span></text:span><text:span text:style-name="Source_20_Text"><text:span text:style-name="T16">of elements </text:span></text:span><text:span text:style-name="Source_20_Text"><text:span text:style-name="T4">from any collection or an array using stream() of collections or arrays classes.</text:span></text:span></text:p>
      <text:p text:style-name="P4"><text:span text:style-name="Source_20_Text"><text:span text:style-name="T4"/></text:span></text:p>
      <text:p text:style-name="P5"><text:span text:style-name="Source_20_Text"><text:span text:style-name="T5">A stream() method has been added to the Colle</text:span></text:span><text:span text:style-name="Source_20_Text"><text:span text:style-name="T17">c</text:span></text:span><text:span text:style-name="Source_20_Text"><text:span text:style-name="T5">tion interface thereby enabling all collection classes that implement this interface to generate a stream of elements from any collection instance. </text:span></text:span><text:span text:style-name="Source_20_Text"><text:span text:style-name="T18">And is also available in the Arrays class.</text:span></text:span></text:p>
      <text:p text:style-name="P5"><text:span text:style-name="Source_20_Text"><text:span text:style-name="T5"/></text:span></text:p>
      <text:p text:style-name="P6"><text:span text:style-name="Source_20_Text"><text:span text:style-name="T6">And, another way to create a stream is by using the the static of() method of the Stream API which will return a Stream</text:span></text:span><text:span text:style-name="Source_20_Text"><text:span text:style-name="T7">&lt;T&gt;</text:span></text:span><text:span text:style-name="Source_20_Text"><text:span text:style-name="T6"> instance.</text:span></text:span></text:p>
      <text:p text:style-name="P6"><text:span text:style-name="Source_20_Text"><text:span text:style-name="T6"/></text:span></text:p>
      <text:p text:style-name="P7"><text:span text:style-name="Source_20_Text"><text:span text:style-name="T8">Stream Api also provides a way to process/generate a stream in parallel mode by using the parallelStream() method of the Collection interface.</text:span></text:span></text:p>
      <text:p text:style-name="P7"><text:span text:style-name="Source_20_Text"><text:span text:style-name="T8"/></text:span></text:p>
      <text:p text:style-name="P8"><text:span text:style-name="Source_20_Text"><text:span text:style-name="T9">So, the stream() and parallelStream() methods of the Collection interface generate a Stream&lt;T&gt; i.e. a sequence of elements. </text:span></text:span><text:span text:style-name="Source_20_Text"><text:span text:style-name="T10">And, Stream API’s static of() method also return a Stream&lt;T&gt; instance. </text:span></text:span></text:p>
      <text:p text:style-name="P1"><text:span text:style-name="Source_20_Text"><text:span text:style-name="T1"/></text:span></text:p>
      <text:p text:style-name="P9"><text:span text:style-name="Source_20_Text"><text:span text:style-name="T75">So, basically streams can be obtained in the following ways:</text:span></text:span></text:p>
      <text:p text:style-name="P9"><text:span text:style-name="Source_20_Text"><text:span text:style-name="T19">a.From a Collection via the stream() and parallelstream() method.</text:span></text:span></text:p>
      <text:p text:style-name="P9"><text:span text:style-name="Source_20_Text"><text:span text:style-name="T19">b.From a array via Arrays.stream() method.</text:span></text:span></text:p>
      <text:p text:style-name="P9"><text:span text:style-name="Source_20_Text"><text:span text:style-name="T19">c.From the static factory method of the stream classes such as Stream.of() method.</text:span></text:span></text:p>
      <text:p text:style-name="P9"><text:span text:style-name="Source_20_Text"><text:span text:style-name="T19">There are a few more ways, not going into them.</text:span></text:span></text:p>
      <text:p text:style-name="P9"><text:span text:style-name="Source_20_Text"><text:span text:style-name="T19"/></text:span></text:p>
      <text:p text:style-name="P10"><text:span text:style-name="Source_20_Text"><text:span text:style-name="T67">[</text:span></text:span><text:span text:style-name="Source_20_Text"><text:span text:style-name="T52">Stream Operations and Pipelines</text:span></text:span><text:span text:style-name="Source_20_Text"><text:span text:style-name="T67">]</text:span></text:span></text:p>
      <text:p text:style-name="P11"><text:span text:style-name="Source_20_Text"><text:span text:style-name="T20">Stream operations are divided into intermediate and terminal operations, and are combined to form stream pipelines.</text:span></text:span></text:p>
      <text:p text:style-name="P11"><text:span text:style-name="Source_20_Text"><text:span text:style-name="T20"/></text:span></text:p>
      <text:p text:style-name="P12"><text:span text:style-name="Source_20_Text"><text:span text:style-name="T21">A stream pipeline consists of a source (such as a Collection or Arrays etc), followed by a zero or more intermediate operations such as Stream.filter or Stream.map, and a terminal operation such as Stream.forEach or Stream.reduce.</text:span></text:span></text:p>
      <text:p text:style-name="P12"><text:span text:style-name="Source_20_Text"><text:span text:style-name="T21"/></text:span></text:p>
      <text:p text:style-name="P53"><text:span text:style-name="Source_20_Text"><text:span text:style-name="T67">[</text:span></text:span><text:span text:style-name="Source_20_Text"><text:span text:style-name="T53">Some Advantages of using Stream(s)</text:span></text:span><text:span text:style-name="Source_20_Text"><text:span text:style-name="T67">]</text:span></text:span></text:p>
      <text:p text:style-name="P20"><text:span text:style-name="Source_20_Text"><text:span text:style-name="T61">a.Stream API helps substitue for, for-each and while loops.</text:span></text:span></text:p>
      <text:p text:style-name="P20"><text:span text:style-name="Source_20_Text"><text:span text:style-name="T22">For e.g.</text:span></text:span></text:p>
      <text:p text:style-name="P20"><text:span text:style-name="Source_20_Text"><text:span text:style-name="T22">for(String random : list) {</text:span></text:span></text:p>
      <text:p text:style-name="P20"><text:span text:style-name="Source_20_Text"><text:span text:style-name="T22"><text:tab/>if(random.contains(“myname”) {<text:line-break/><text:tab/><text:tab/>return true;<text:tab/></text:span></text:span></text:p>
      <text:p text:style-name="P20"><text:span text:style-name="Source_20_Text"><text:span text:style-name="T22"><text:tab/>}</text:span></text:span></text:p>
      <text:p text:style-name="P20"><text:span text:style-name="Source_20_Text"><text:span text:style-name="T22">}</text:span></text:span></text:p>
      <text:p text:style-name="P1"><text:span text:style-name="Source_20_Text"><text:span text:style-name="T1"/></text:span></text:p>
      <text:p text:style-name="P21"><text:span text:style-name="Source_20_Text"><text:span text:style-name="T23">The above code can be replaced by using Stream API:</text:span></text:span></text:p>
      <text:p text:style-name="P21"><text:span text:style-name="Source_20_Text"><text:span text:style-name="T23"/></text:span></text:p>
      <text:p text:style-name="P21"><text:soft-page-break/><text:span text:style-name="Source_20_Text"><text:span text:style-name="T23">boolean result = list.stream().anyMatch(element -&gt; element.contains(“myname”));</text:span></text:span></text:p>
      <text:p text:style-name="P21"><text:span text:style-name="Source_20_Text"><text:span text:style-name="T23"/></text:span></text:p>
      <text:p text:style-name="P21"><text:span text:style-name="Source_20_Text"><text:span text:style-name="T23">The stream() method of the List interface will return a Stream&lt;String&gt; since it was applied on a List&lt;String&gt; and then the anyMatch() method of the Stream API performs the string search operation.</text:span></text:span></text:p>
      <text:p text:style-name="P21"><text:span text:style-name="Source_20_Text"><text:span text:style-name="T23"/></text:span></text:p>
      <text:p text:style-name="P22"><text:span text:style-name="Source_20_Text"><text:span text:style-name="T24">The anyMatch() is not particularly a string search operation rather it takes a Predicates and it checks the result of it. In our case, since the predicate was a string, we were able to perform a search operation which would result in a Predicate. But otherwise, you can basically perform any operation on any element but it as to return/result into a Predicate.</text:span></text:span></text:p>
      <text:p text:style-name="P22"><text:span text:style-name="Source_20_Text"><text:span text:style-name="T24"/></text:span></text:p>
      <text:p text:style-name="P23"><text:span text:style-name="Source_20_Text"><text:span text:style-name="T62">b.Matching</text:span></text:span></text:p>
      <text:p text:style-name="P23"><text:span text:style-name="Source_20_Text"><text:span text:style-name="T25">As you have seen above, Stream API provides 3 methods to validate elements of a sequence according to some Predicate.</text:span></text:span></text:p>
      <text:p text:style-name="P23"><text:span text:style-name="Source_20_Text"><text:span text:style-name="T24">Three methods are available – anyMatch, allMatch, noneMat</text:span></text:span><text:span text:style-name="Source_20_Text"><text:span text:style-name="T25">ch</text:span></text:span><text:span text:style-name="Source_20_Text"><text:span text:style-name="T24"> </text:span></text:span></text:p>
      <text:p text:style-name="P21"><text:span text:style-name="Source_20_Text"><text:span text:style-name="T23"/></text:span></text:p>
      <text:p text:style-name="P24"><text:span text:style-name="Source_20_Text"><text:span text:style-name="T63">c.</text:span></text:span><text:span text:style-name="Source_20_Text"><text:span text:style-name="T64">Applying filter over a stream of elements to shortlist a few</text:span></text:span></text:p>
      <text:p text:style-name="P25"><text:span text:style-name="Source_20_Text"><text:span text:style-name="T26">The filter() method of the Stream API returns a stream of elements that match the given Predicate.</text:span></text:span></text:p>
      <text:p text:style-name="P25"><text:span text:style-name="Source_20_Text"><text:span text:style-name="T26"/></text:span></text:p>
      <text:p text:style-name="P26"><text:span text:style-name="Source_20_Text"><text:span text:style-name="T27">For e.g. </text:span></text:span></text:p>
      <text:p text:style-name="P26"><text:span text:style-name="Source_20_Text"><text:span text:style-name="T27">List&lt;String&gt; someList = new ArrayList&lt;&gt;();</text:span></text:span></text:p>
      <text:p text:style-name="P26"><text:span text:style-name="Source_20_Text"><text:span text:style-name="T27">someList.add(“one”);</text:span></text:span></text:p>
      <text:p text:style-name="P26"><text:span text:style-name="Source_20_Text"><text:span text:style-name="T27">someList.add(“two”);</text:span></text:span></text:p>
      <text:p text:style-name="P26"><text:span text:style-name="Source_20_Text"><text:span text:style-name="T27">someList.add(“three”);</text:span></text:span></text:p>
      <text:p text:style-name="P26"><text:span text:style-name="Source_20_Text"><text:span text:style-name="T27"/></text:span></text:p>
      <text:p text:style-name="P27"><text:span text:style-name="Source_20_Text"><text:span text:style-name="T28">Now, if you want all elements of this list that has a character ‘o’, then we can do this simply using the Stream API.</text:span></text:span></text:p>
      <text:p text:style-name="P27"><text:span text:style-name="Source_20_Text"><text:span text:style-name="T28"/></text:span></text:p>
      <text:p text:style-name="P28"><text:span text:style-name="Source_20_Text"><text:span text:style-name="T29">Strean&lt;String&gt; someStream = someList.stream().filter(element -&gt; element.contains(“o”));</text:span></text:span></text:p>
      <text:p text:style-name="P26"><text:span text:style-name="Source_20_Text"><text:span text:style-name="T27"/></text:span></text:p>
      <text:p text:style-name="P29"><text:span text:style-name="Source_20_Text"><text:span text:style-name="T65">d.Reductions, Collectors, Grouping and Partioning</text:span></text:span></text:p>
      <text:p text:style-name="P29"><text:span text:style-name="Source_20_Text"><text:span text:style-name="T27">Not going into these ye</text:span></text:span><text:span text:style-name="Source_20_Text"><text:span text:style-name="T30">t.</text:span></text:span><text:span text:style-name="Source_20_Text"><text:span text:style-name="T27"><text:tab/></text:span></text:span></text:p>
      <text:p text:style-name="P21"><text:span text:style-name="Source_20_Text"><text:span text:style-name="T23"/></text:span></text:p>
      <text:p text:style-name="P13"><text:span text:style-name="Source_20_Text"><text:span text:style-name="T67">[</text:span></text:span><text:span text:style-name="Source_20_Text"><text:span text:style-name="T77">Lambda Expressions and Functional Interfaces: </text:span></text:span><text:span text:style-name="Source_20_Text"><text:span text:style-name="T79">Java 8 Features</text:span></text:span><text:span text:style-name="Source_20_Text"><text:span text:style-name="T67">]</text:span></text:span></text:p>
      <text:p text:style-name="P30"><text:span text:style-name="Source_20_Text"><text:span text:style-name="T31">Before understanding Lambda Expressions, we need to first understand </text:span></text:span><text:span text:style-name="Source_20_Text"><text:span text:style-name="T33">Local classes and </text:span></text:span><text:span text:style-name="Source_20_Text"><text:span text:style-name="T31">Anonymous classes in Java.</text:span></text:span></text:p>
      <text:p text:style-name="P30"><text:span text:style-name="Source_20_Text"><text:span text:style-name="T31"/></text:span></text:p>
      <text:p text:style-name="P33"><text:span text:style-name="Source_20_Text"><text:span text:style-name="T68">[</text:span></text:span><text:span text:style-name="Source_20_Text"><text:span text:style-name="T56">Local Classes</text:span></text:span><text:span text:style-name="Source_20_Text"><text:span text:style-name="T68">]</text:span></text:span></text:p>
      <text:p text:style-name="P34"><text:span text:style-name="Source_20_Text"><text:span text:style-name="T34">Local classes are basically Inner classes that are declared inside a method </text:span></text:span><text:span text:style-name="Source_20_Text"><text:span text:style-name="T35">body</text:span></text:span><text:span text:style-name="Source_20_Text"><text:span text:style-name="T34">.</text:span></text:span></text:p>
      <text:p text:style-name="P34"><text:span text:style-name="Source_20_Text"><text:span text:style-name="T31"/></text:span></text:p>
      <text:p text:style-name="P31"><text:span text:style-name="Source_20_Text"><text:span text:style-name="T68">[</text:span></text:span><text:span text:style-name="Source_20_Text"><text:span text:style-name="T55">Anonymous Classes</text:span></text:span><text:span text:style-name="Source_20_Text"><text:span text:style-name="T68">]</text:span></text:span></text:p>
      <text:p text:style-name="P35"><text:span text:style-name="Source_20_Text"><text:span text:style-name="T36">When an Inner class is declared within the body of a method without namign the class then it is called an Anonymous class.</text:span></text:span></text:p>
      <text:p text:style-name="P36"><text:span text:style-name="Source_20_Text"><text:span text:style-name="T32"/></text:span></text:p>
      <text:p text:style-name="P36"><text:span text:style-name="Source_20_Text"><text:span text:style-name="T32">These enable to make your code more concise. </text:span></text:span></text:p>
      <text:p text:style-name="P36"><text:span text:style-name="Source_20_Text"><text:span text:style-name="T32">Anonymous classes enable you to declare and instantiate a class at the same time.</text:span></text:span></text:p>
      <text:p text:style-name="P32"><text:span text:style-name="Source_20_Text"><text:span text:style-name="T32"/></text:span></text:p>
      <text:p text:style-name="P32"><text:soft-page-break/><text:span text:style-name="Source_20_Text"><text:span text:style-name="T32">Use anonymous class instead of a local class when you need to use the local class only one.</text:span></text:span></text:p>
      <text:p text:style-name="P32"><text:span text:style-name="Source_20_Text"><text:span text:style-name="T32"/></text:span></text:p>
      <text:p text:style-name="P37"><text:span text:style-name="Source_20_Text"><text:span text:style-name="T68">[</text:span></text:span><text:span text:style-name="Source_20_Text"><text:span text:style-name="T57">Lambda Expressions</text:span></text:span><text:span text:style-name="Source_20_Text"><text:span text:style-name="T68">]</text:span></text:span></text:p>
      <text:p text:style-name="P38"><text:span text:style-name="Source_20_Text"><text:span text:style-name="T37">One issue with anonymous classes is that if the interface has only one method then the syntax of anonymous class also becomes unclear. </text:span></text:span><text:span text:style-name="Source_20_Text"><text:span text:style-name="T38">In these cases, you are basically passing functionality as a method parameter. Lambda expressions allows you to do that.</text:span></text:span></text:p>
      <text:p text:style-name="P38"><text:span text:style-name="Source_20_Text"><text:span text:style-name="T38"/></text:span></text:p>
      <text:p text:style-name="P46"><text:span text:style-name="Source_20_Text"><text:span text:style-name="T44">Lambdas are also called as anonymous functions.</text:span></text:span></text:p>
      <text:p text:style-name="P38"><text:span text:style-name="Source_20_Text"><text:span text:style-name="T38"/></text:span></text:p>
      <text:p text:style-name="P39"><text:span text:style-name="Source_20_Text"><text:span text:style-name="T38">So, basically, for classes with only one method, use lambda expressions, which lets you express instances of single-method classes more compactly.</text:span></text:span></text:p>
      <text:p text:style-name="P39"><text:span text:style-name="Source_20_Text"><text:span text:style-name="T38"/></text:span></text:p>
      <text:p text:style-name="P45"><text:span text:style-name="Source_20_Text"><text:span text:style-name="T69">[</text:span></text:span><text:span text:style-name="Source_20_Text"><text:span text:style-name="T70">Some do’s and don’ts with lambdas</text:span></text:span><text:span text:style-name="Source_20_Text"><text:span text:style-name="T69">]</text:span></text:span></text:p>
      <text:p text:style-name="P45"><text:span text:style-name="Source_20_Text"><text:span text:style-name="T70">a.avoid blocks of code in lambda’s body:</text:span></text:span></text:p>
      <text:p text:style-name="P45"><text:span text:style-name="Source_20_Text"><text:span text:style-name="T43">Use this:</text:span></text:span></text:p>
      <text:p text:style-name="P45"><text:span text:style-name="Source_20_Text"><text:span text:style-name="T43">Foo foo = parameter -&gt; buildString(parameter);</text:span></text:span></text:p>
      <text:p text:style-name="P45"><text:span text:style-name="Source_20_Text"><text:span text:style-name="T43"/></text:span></text:p>
      <text:p text:style-name="P45"><text:span text:style-name="Source_20_Text"><text:span text:style-name="T43">private String buildString(String parameter) {</text:span></text:span></text:p>
      <text:p text:style-name="P45"><text:span text:style-name="Source_20_Text"><text:span text:style-name="T43"><text:s text:c="4"/>String result = "Something " + parameter;</text:span></text:span></text:p>
      <text:p text:style-name="P45"><text:span text:style-name="Source_20_Text"><text:span text:style-name="T43"><text:s text:c="4"/>//many lines of code</text:span></text:span></text:p>
      <text:p text:style-name="P45"><text:span text:style-name="Source_20_Text"><text:span text:style-name="T43"><text:s text:c="4"/>return result;</text:span></text:span></text:p>
      <text:p text:style-name="P45"><text:span text:style-name="Source_20_Text"><text:span text:style-name="T43">}</text:span></text:span></text:p>
      <text:p text:style-name="P45"><text:span text:style-name="Source_20_Text"><text:span text:style-name="T43"/></text:span></text:p>
      <text:p text:style-name="P45"><text:span text:style-name="Source_20_Text"><text:span text:style-name="T43">Instead of:</text:span></text:span></text:p>
      <text:p text:style-name="P45"><text:span text:style-name="Source_20_Text"><text:span text:style-name="T43">Foo foo = parameter -&gt; { String result = "Something " + parameter; </text:span></text:span></text:p>
      <text:p text:style-name="P45"><text:span text:style-name="Source_20_Text"><text:span text:style-name="T43"><text:s text:c="4"/>//many lines of code </text:span></text:span></text:p>
      <text:p text:style-name="P45"><text:span text:style-name="Source_20_Text"><text:span text:style-name="T43"><text:s text:c="4"/>return result; </text:span></text:span></text:p>
      <text:p text:style-name="P45"><text:span text:style-name="Source_20_Text"><text:span text:style-name="T43">};</text:span></text:span></text:p>
      <text:p text:style-name="P45"><text:span text:style-name="Source_20_Text"><text:span text:style-name="T43"/></text:span></text:p>
      <text:p text:style-name="P45"><text:span text:style-name="Source_20_Text"><text:span text:style-name="Strong_20_Emphasis"><text:span text:style-name="T43">However, please don’t use this “one-line lambda” rule as dogma</text:span></text:span></text:span><text:span text:style-name="Source_20_Text"><text:span text:style-name="T43">. If you have two or three lines in lambda’s definition, it may not be valuable to extract that code into another method.</text:span></text:span></text:p>
      <text:p text:style-name="P45"><text:span text:style-name="Source_20_Text"><text:span text:style-name="T43"/></text:span></text:p>
      <text:p text:style-name="P40"><text:span text:style-name="Source_20_Text"><text:span text:style-name="T71">[</text:span></text:span><text:span text:style-name="Source_20_Text"><text:span text:style-name="T58">Method References</text:span></text:span><text:span text:style-name="Source_20_Text"><text:span text:style-name="T71">]</text:span></text:span></text:p>
      <text:p text:style-name="P40"><text:span text:style-name="Source_20_Text"><text:span text:style-name="T39">These are shortcuts for Lamda expressions that call only an existing method.</text:span></text:span></text:p>
      <text:p text:style-name="P40"><text:span text:style-name="Source_20_Text"><text:span text:style-name="T39"/></text:span></text:p>
      <text:p text:style-name="P41"><text:span text:style-name="Source_20_Text"><text:span text:style-name="T71">[</text:span></text:span><text:span text:style-name="Source_20_Text"><text:span text:style-name="T80">Optional&lt;T&gt;</text:span></text:span><text:span text:style-name="Source_20_Text"><text:span text:style-name="T71">]</text:span></text:span></text:p>
      <text:p text:style-name="P42"><text:span text:style-name="Source_20_Text"><text:span text:style-name="T37">Java 8 Optional&lt;T&gt; class can help to handle situations where there is a possibility of getting the NPE. It works as a container for the object of type T. It can return a value of this object if this value is not a null. When the value inside this container is null it allows doing some predefined actions instead of throwing NPE.</text:span></text:span></text:p>
      <text:p text:style-name="P42"><text:span text:style-name="Source_20_Text"><text:span text:style-name="T54"/></text:span></text:p>
      <text:p text:style-name="P13"><text:span text:style-name="Source_20_Text"><text:span text:style-name="T71">[</text:span></text:span><text:span text:style-name="Source_20_Text"><text:span text:style-name="T77">Default and Static Methods – Interfaces: </text:span></text:span><text:span text:style-name="Source_20_Text"><text:span text:style-name="T81">Java 8 features</text:span></text:span><text:span text:style-name="Source_20_Text"><text:span text:style-name="T71">]</text:span></text:span></text:p>
      <text:p text:style-name="P43"><text:span text:style-name="Source_20_Text"><text:span text:style-name="T40">From Java 8 onwards, interfaces can have static methods, which cannot be overridden.</text:span></text:span></text:p>
      <text:p text:style-name="P43"><text:span text:style-name="Source_20_Text"><text:span text:style-name="T40"/></text:span></text:p>
      <text:p text:style-name="P43"><text:span text:style-name="Source_20_Text"><text:span text:style-name="T40">And, default methods in interfaces are declared using the new default keyword. These are accessible through the instances of an implementing class and can be overridden but not mandatory.</text:span></text:span></text:p>
      <text:p text:style-name="P43"><text:span text:style-name="Source_20_Text"><text:span text:style-name="T40"/></text:span></text:p>
      <text:p text:style-name="P44"><text:soft-page-break/><text:span text:style-name="Source_20_Text"><text:span text:style-name="T41">This allows interfaces to have methods to be added at a later stage and still not break the already implementing classes, since the </text:span></text:span><text:span text:style-name="Source_20_Text"><text:span text:style-name="T42">default methods</text:span></text:span><text:span text:style-name="Source_20_Text"><text:span text:style-name="T41"> are not required to be overridden.</text:span></text:span></text:p>
      <text:p text:style-name="P13"><text:span text:style-name="Source_20_Text"><text:span text:style-name="T50"/></text:span></text:p>
      <text:p text:style-name="P14"><text:span text:style-name="Source_20_Text"><text:span text:style-name="T72">[</text:span></text:span><text:span text:style-name="Source_20_Text"><text:span text:style-name="T82">Performance Improvement for HashMaps with key collisions: </text:span></text:span><text:span text:style-name="Source_20_Text"><text:span text:style-name="T83">Java 8 features</text:span></text:span><text:span text:style-name="Source_20_Text"><text:span text:style-name="T72">]</text:span></text:span></text:p>
      <text:p text:style-name="P15"><text:span text:style-name="Source_20_Text"><text:span text:style-name="T51"/></text:span></text:p>
      <text:p text:style-name="P15"><text:span text:style-name="Source_20_Text"><text:span text:style-name="T72">[</text:span></text:span><text:span text:style-name="Source_20_Text"><text:span text:style-name="T84">Java 9 Feature which helps create List, Set, and Maps faster</text:span></text:span><text:span text:style-name="Source_20_Text"><text:span text:style-name="T72">]</text:span></text:span></text:p>
      <text:p text:style-name="P16"><text:span text:style-name="Source_20_Text"><text:span text:style-name="T11">There are a few Java 9 features such as some additions to the stream api and to the Optional class enhancements but I am not going into it’s detail as of now.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I would rather like to look at a feature that adds a factory or a set of factory methods to collections which enables us to create collections faster.</text:span></text:span></text:p>
      <text:p text:style-name="P16"><text:span text:style-name="Source_20_Text"><text:span text:style-name="T11"/></text:span></text:p>
      <text:p text:style-name="P17"><text:span text:style-name="Source_20_Text"><text:span text:style-name="T12">In Java 9, the Set, List and Map interfaces have been added a static of() method which will an immutable collection with the elements specified in the of as params.</text:span></text:span></text:p>
      <text:p text:style-name="P17"><text:span text:style-name="Source_20_Text"><text:span text:style-name="T12"/></text:span></text:p>
      <text:p text:style-name="P17"><text:span text:style-name="Source_20_Text"><text:span text:style-name="T12">For e.g. In Java 8 to add elements to a List:</text:span></text:span></text:p>
      <text:p text:style-name="P17"><text:span text:style-name="Source_20_Text"><text:span text:style-name="T12">List&lt;String&gt; stringList = new ArrayList&lt;&gt;();</text:span></text:span></text:p>
      <text:p text:style-name="P17"><text:span text:style-name="Source_20_Text"><text:span text:style-name="T12">stringList.add(“one”);</text:span></text:span></text:p>
      <text:p text:style-name="P17"><text:span text:style-name="Source_20_Text"><text:span text:style-name="T12">stringList.add(“two”);</text:span></text:span></text:p>
      <text:p text:style-name="P17"><text:span text:style-name="Source_20_Text"><text:span text:style-name="T12">stringList.add(“three”);</text:span></text:span></text:p>
      <text:p text:style-name="P17"><text:span text:style-name="Source_20_Text"><text:span text:style-name="T12"/></text:span></text:p>
      <text:p text:style-name="P18"><text:span text:style-name="Source_20_Text"><text:span text:style-name="T13">And, to make this list unmodifiable, we need to:</text:span></text:span></text:p>
      <text:p text:style-name="P18"><text:span text:style-name="Source_20_Text"><text:span text:style-name="T13">stringList = Collections.unmodifiableCollection(stringList);</text:span></text:span></text:p>
      <text:p text:style-name="P18"><text:span text:style-name="Source_20_Text"><text:span text:style-name="T13"/></text:span></text:p>
      <text:p text:style-name="P17"><text:span text:style-name="Source_20_Text"><text:span text:style-name="T12">whereas in Java 9, we can:</text:span></text:span></text:p>
      <text:p text:style-name="P17"><text:span text:style-name="Source_20_Text"><text:span text:style-name="T12"/></text:span></text:p>
      <text:p text:style-name="P17"><text:span text:style-name="Source_20_Text"><text:span text:style-name="T12">List&lt;String&gt; stringList = List.of(“one”,”two”,”three”);</text:span></text:span></text:p>
      <text:p text:style-name="P17"><text:span text:style-name="Source_20_Text"><text:span text:style-name="T12"/></text:span></text:p>
      <text:p text:style-name="P18"><text:span text:style-name="Source_20_Text"><text:span text:style-name="T13">and moreover this is by default unmodifiable.</text:span></text:span></text:p>
      <text:p text:style-name="P17"><text:span text:style-name="Source_20_Text"><text:span text:style-name="T12"/></text:span></text:p>
      <text:p text:style-name="P17"><text:span text:style-name="Source_20_Text"><text:span text:style-name="T12">That’s it.</text:span></text:span></text:p>
      <text:p text:style-name="P17"><text:span text:style-name="Source_20_Text"><text:span text:style-name="T12"/></text:span></text:p>
      <text:p text:style-name="P17"><text:span text:style-name="Source_20_Text"><text:span text:style-name="T12">Only difference is, in Java 9, the List returned above is immutable, meaning, you cannot mofiy it i.e. no additions, deletions, changes. Any attempt to do will throw UnsupportedOperationException </text:span></text:span><text:span text:style-name="Source_20_Text"><text:span text:style-name="T13">and null elements also arenot allowed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3">Similarly, the Map interface also has static of() methods.</text:span></text:span></text:p>
      <text:p text:style-name="P17"><text:span text:style-name="Source_20_Text"><text:span text:style-name="T12"/></text:span></text:p>
      <text:p text:style-name="P19"><text:span text:style-name="Source_20_Text"><text:span text:style-name="T14">Map&lt;String, String&gt; someMap = new HashMap&lt;&gt;();</text:span></text:span></text:p>
      <text:p text:style-name="P19"><text:span text:style-name="Source_20_Text"><text:span text:style-name="T14">someMap.put(“name”,”sridhar”);</text:span></text:span></text:p>
      <text:p text:style-name="P19"><text:span text:style-name="Source_20_Text"><text:span text:style-name="T14">someMap.put(“age”,”16”);</text:span></text:span></text:p>
      <text:p text:style-name="P19"><text:span text:style-name="Source_20_Text"><text:span text:style-name="T14"/></text:span></text:p>
      <text:p text:style-name="P19"><text:span text:style-name="Source_20_Text"><text:span text:style-name="T14">And, this can be done in Java 9 as:</text:span></text:span></text:p>
      <text:p text:style-name="P19"><text:span text:style-name="Source_20_Text"><text:span text:style-name="T14"/></text:span></text:p>
      <text:p text:style-name="P19"><text:span text:style-name="Source_20_Text"><text:span text:style-name="T14">Map&lt;String, String&gt; someMap = Map.of(“name”,”sridhar”,”age”,”16”);</text:span></text:span></text:p>
      <text:p text:style-name="P19"><text:span text:style-name="Source_20_Text"><text:span text:style-name="T14"/></text:span></text:p>
      <text:p text:style-name="P19"><text:span text:style-name="Source_20_Text"><text:span text:style-name="T14">That’s it. And, this is also immutable. And no null elements allowed.</text:span></text:span></text:p>
      <text:p text:style-name="P19"><text:span text:style-name="Source_20_Text"><text:span text:style-name="T14"/></text:span></text:p>
      <text:p text:style-name="P19"><text:span text:style-name="Source_20_Text"><text:span text:style-name="T14">Similarly, we can build the Set as well.</text:span></text:span></text:p>
      <text:p text:style-name="P19"><text:soft-page-break/><text:span text:style-name="Source_20_Text"><text:span text:style-name="T14"/></text:span></text:p>
      <text:p text:style-name="P47"><text:span text:style-name="Source_20_Text"><text:span text:style-name="T72">[</text:span></text:span><text:span text:style-name="Source_20_Text"><text:span text:style-name="T85">Difference b/w Sorted and Ordered collections</text:span></text:span><text:span text:style-name="Source_20_Text"><text:span text:style-name="T72">]</text:span></text:span></text:p>
      <text:p text:style-name="P47"><text:span text:style-name="Source_20_Text"><text:span text:style-name="T73">a.Ordered:</text:span></text:span><text:span text:style-name="Source_20_Text"><text:span text:style-name="T14"> means you can predict the traversal/access of the data in the data structure/collection like a fifo or lifo.</text:span></text:span></text:p>
      <text:p text:style-name="P47"><text:span text:style-name="Source_20_Text"><text:span text:style-name="T73">b.Sorted:</text:span></text:span><text:span text:style-name="Source_20_Text"><text:span text:style-name="T14"> a special case of ordering, where the ds in question follows a special ordeing algo. to sort like asc or desc or alphabetical.</text:span></text:span></text:p>
      <text:p text:style-name="P47"><text:span text:style-name="Source_20_Text"><text:span text:style-name="T73">c.Sorting</text:span></text:span><text:span text:style-name="Source_20_Text"><text:span text:style-name="T14"> dependes upon the type of the data in the ds.</text:span></text:span></text:p>
      <text:p text:style-name="P47"><text:span text:style-name="Source_20_Text"><text:span text:style-name="T14">d.If a collection is sorted then it means it is by default ordered.</text:span></text:span></text:p>
      <text:p text:style-name="P47"><text:span text:style-name="Source_20_Text"><text:span text:style-name="T14">e.Examples of ordered collections: ArrayList, LinkedList, LinkedHashSet, LinkedHashMap</text:span></text:span></text:p>
      <text:p text:style-name="P47"><text:span text:style-name="Source_20_Text"><text:span text:style-name="T14">f.Ex. of sorted collections: TreeSet, TreeMap.</text:span></text:span></text:p>
      <text:p text:style-name="P47"><text:span text:style-name="Source_20_Text"><text:span text:style-name="T14">g.Ex, of unordered colelctions: Set, Map</text:span></text:span></text:p>
      <text:p text:style-name="P47"><text:span text:style-name="Source_20_Text"><text:span text:style-name="T14"/></text:span></text:p>
      <text:p text:style-name="P48"><text:span text:style-name="Source_20_Text"><text:span text:style-name="T72">[</text:span></text:span><text:span text:style-name="Source_20_Text"><text:span text:style-name="T86">LinkedHashMap vs HashMap</text:span></text:span><text:span text:style-name="Source_20_Text"><text:span text:style-name="T72">]</text:span></text:span></text:p>
      <text:p text:style-name="P48"><text:span text:style-name="Source_20_Text"><text:span text:style-name="T45">a.LinkedHashMap is ordered and maintains an insertion order and hence at the same time it will take more memory compared to an HashMap.</text:span></text:span></text:p>
      <text:p text:style-name="P48"><text:span text:style-name="Source_20_Text"><text:span text:style-name="T45">b.The LinkedHashMap uses a doubly linked-list to keep track of insertions and hence this will take more memory compared to HashMap.</text:span></text:span></text:p>
      <text:p text:style-name="P48"><text:span text:style-name="Source_20_Text"><text:span text:style-name="T45"/></text:span></text:p>
      <text:p text:style-name="P49"><text:span text:style-name="Source_20_Text"><text:span text:style-name="T72">[</text:span></text:span><text:span text:style-name="Source_20_Text"><text:span text:style-name="T87">Marking constants final and final vs static-final</text:span></text:span><text:span text:style-name="Source_20_Text"><text:span text:style-name="T72">]</text:span></text:span></text:p>
      <text:p text:style-name="P49"><text:span text:style-name="Source_20_Text"><text:span text:style-name="T46">a.It's a good practice to mark all constants as final.</text:span></text:span></text:p>
      <text:p text:style-name="P49"><text:span text:style-name="Source_20_Text"><text:span text:style-name="T46">b.This clearly gives a message to the reader of the code that this field/variable cannot be modified.</text:span></text:span></text:p>
      <text:p text:style-name="P49"><text:span text:style-name="Source_20_Text"><text:span text:style-name="T46">c.This encourages type-safety.</text:span></text:span></text:p>
      <text:p text:style-name="P49"><text:span text:style-name="Source_20_Text"><text:span text:style-name="T46">d.Some tools like PMD also gives you indications where all fields can be marked as final.</text:span></text:span></text:p>
      <text:p text:style-name="P49"><text:span text:style-name="Source_20_Text"><text:span text:style-name="T46">e.And, moreover, it is better to mark final fields as static-final because then there will be only one copy of the final field per class and not per instance.</text:span></text:span></text:p>
      <text:p text:style-name="P49"><text:span text:style-name="Source_20_Text"><text:span text:style-name="T46">f.There is ideally no meaning in marking a field final and not static. Because, final means, no changes and it means it should be the same for all instances, so why not explictily mark it static as well?</text:span></text:span></text:p>
      <text:p text:style-name="P49"><text:span text:style-name="Source_20_Text"><text:span text:style-name="T46"/></text:span></text:p>
      <text:p text:style-name="P50"><text:span text:style-name="Source_20_Text"><text:span text:style-name="T74">[</text:span></text:span><text:span text:style-name="Source_20_Text"><text:span text:style-name="T88">Integer.toString(int) vs String.valueOf(int)</text:span></text:span><text:span text:style-name="Source_20_Text"><text:span text:style-name="T74">]</text:span></text:span></text:p>
      <text:p text:style-name="P51"><text:span text:style-name="Source_20_Text"><text:span text:style-name="T47">String.valueOf internally calls Integer.toString hence use Integer.toString always.</text:span></text:span></text:p>
      <text:p text:style-name="P51"><text:span text:style-name="Source_20_Text"><text:span text:style-name="T47"/></text:span></text:p>
      <text:p text:style-name="P51"><text:span text:style-name="Source_20_Text"><text:span text:style-name="T74">[</text:span></text:span><text:span text:style-name="Source_20_Text"><text:span text:style-name="T89">Public vs Protected vs default vs Private</text:span></text:span><text:span text:style-name="Source_20_Text"><text:span text:style-name="T74">]</text:span>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<text:span text:style-name="Source_20_Text"><text:span text:style-name="T46"/></text:span></text:p>
          </table:table-cell>
          <table:table-cell table:style-name="Table1.A1" office:value-type="string">
            <text:p text:style-name="P55"><text:span text:style-name="Source_20_Text"><text:span text:style-name="T46">Class</text:span></text:span></text:p>
          </table:table-cell>
          <table:table-cell table:style-name="Table1.A1" office:value-type="string">
            <text:p text:style-name="P55"><text:span text:style-name="Source_20_Text"><text:span text:style-name="T46">Package</text:span></text:span></text:p>
          </table:table-cell>
          <table:table-cell table:style-name="Table1.A1" office:value-type="string">
            <text:p text:style-name="P55"><text:span text:style-name="Source_20_Text"><text:span text:style-name="T46">Subclass </text:span></text:span></text:p>
            <text:p text:style-name="P55"><text:span text:style-name="Source_20_Text"><text:span text:style-name="T46">(same pkg)</text:span></text:span></text:p>
          </table:table-cell>
          <table:table-cell table:style-name="Table1.A1" office:value-type="string">
            <text:p text:style-name="P55"><text:span text:style-name="Source_20_Text"><text:span text:style-name="T46">Subclass</text:span></text:span></text:p>
            <text:p text:style-name="P55"><text:span text:style-name="Source_20_Text"><text:span text:style-name="T46">(diff pkg)</text:span></text:span></text:p>
          </table:table-cell>
          <table:table-cell table:style-name="Table1.F1" office:value-type="string">
            <text:p text:style-name="P55"><text:span text:style-name="Source_20_Text"><text:span text:style-name="T46">World</text:span></text:span></text:p>
          </table:table-cell>
        </table:table-row>
        <table:table-row>
          <table:table-cell table:style-name="Table1.A2" office:value-type="string">
            <text:p text:style-name="P55"><text:span text:style-name="Source_20_Text"><text:span text:style-name="T46">Public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F2" office:value-type="string">
            <text:p text:style-name="P57"><text:span text:style-name="Source_20_Text"><text:span text:style-name="T48">+</text:span></text:span></text:p>
          </table:table-cell>
        </table:table-row>
        <table:table-row>
          <table:table-cell table:style-name="Table1.A2" office:value-type="string">
            <text:p text:style-name="P55"><text:span text:style-name="Source_20_Text"><text:span text:style-name="T46">Protected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F2" office:value-type="string">
            <text:p text:style-name="P56"><text:span text:style-name="Source_20_Text"><text:span text:style-name="T46"/></text:span></text:p>
          </table:table-cell>
        </table:table-row>
        <table:table-row>
          <table:table-cell table:style-name="Table1.A2" office:value-type="string">
            <text:p text:style-name="P55"><text:span text:style-name="Source_20_Text"><text:span text:style-name="T46">No modifier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6"><text:span text:style-name="Source_20_Text"><text:span text:style-name="T46"/></text:span></text:p>
          </table:table-cell>
          <table:table-cell table:style-name="Table1.F2" office:value-type="string">
            <text:p text:style-name="P56"><text:span text:style-name="Source_20_Text"><text:span text:style-name="T46"/></text:span></text:p>
          </table:table-cell>
        </table:table-row>
        <table:table-row>
          <table:table-cell table:style-name="Table1.A2" office:value-type="string">
            <text:p text:style-name="P55"><text:span text:style-name="Source_20_Text"><text:span text:style-name="T46">Private</text:span></text:span></text:p>
          </table:table-cell>
          <table:table-cell table:style-name="Table1.A2" office:value-type="string">
            <text:p text:style-name="P57"><text:span text:style-name="Source_20_Text"><text:span text:style-name="T48">+</text:span></text:span></text:p>
          </table:table-cell>
          <table:table-cell table:style-name="Table1.A2" office:value-type="string">
            <text:p text:style-name="P56"><text:span text:style-name="Source_20_Text"><text:span text:style-name="T46"/></text:span></text:p>
          </table:table-cell>
          <table:table-cell table:style-name="Table1.A2" office:value-type="string">
            <text:p text:style-name="P56"><text:span text:style-name="Source_20_Text"><text:span text:style-name="T46"/></text:span></text:p>
          </table:table-cell>
          <table:table-cell table:style-name="Table1.A2" office:value-type="string">
            <text:p text:style-name="P56"><text:span text:style-name="Source_20_Text"><text:span text:style-name="T46"/></text:span></text:p>
          </table:table-cell>
          <table:table-cell table:style-name="Table1.F2" office:value-type="string">
            <text:p text:style-name="P56"><text:span text:style-name="Source_20_Text"><text:span text:style-name="T46"/></text:span></text:p>
          </table:table-cell>
        </table:table-row>
      </table:table>
      <text:p text:style-name="P51"><text:span text:style-name="Source_20_Text"><text:span text:style-name="T59"/></text:span></text:p>
      <text:p text:style-name="P54"><text:span text:style-name="Source_20_Text"><text:span text:style-name="T47"/></text:span></text:p>
      <text:p text:style-name="P47"><text:span text:style-name="Source_20_Text"><text:span text:style-name="T47"/></text:span></text:p>
      <text:p text:style-name="P52"><text:span text:style-name="Source_20_Text"><text:span text:style-name="T60">Q.Performance of Java Collections</text:span></text:span></text:p>
      <text:p text:style-name="P52"><text:span text:style-name="Source_20_Text"><text:span text:style-name="T60">https://www.baeldung.com/java-collections-complexity - This needs to be implemented.</text:span></text:span></text:p>
      <text:p text:style-name="P52"><text:span text:style-name="Source_20_Text"><text:span text:style-name="T60">Q.How to find and fix memory leaks in your java application?</text:span></text:span></text:p>
      <text:p text:style-name="P52"><text:a xlink:type="simple" xlink:href="https://dzone.com/articles/how-to-find-and-fix-memory-leaks-in-your-java-appl" text:style-name="Internet_20_link" text:visited-style-name="Visited_20_Internet_20_Link"><text:span text:style-name="Source_20_Text"><text:span text:style-name="T60">https://dzone.com/articles/how-to-find-and-fix-memory-leaks-in-your-java-appl</text:span></text:span></text:a></text:p>
      <text:p text:style-name="P52"><text:soft-page-break/><text:span text:style-name="Source_20_Text"><text:span text:style-name="T60"/></text:span></text:p>
      <text:p text:style-name="P52"><text:a xlink:type="simple" xlink:href="https://blog.codefx.org/java/dev/design-optional/" text:style-name="Internet_20_link" text:visited-style-name="Visited_20_Internet_20_Link"><text:span text:style-name="Source_20_Text"><text:span text:style-name="T60">https://blog.codefx.org/java/dev/design-optional/</text:span></text:span></text:a></text:p>
      <text:p text:style-name="P52"><text:span text:style-name="Source_20_Text"><text:span text:style-name="T60"/></text:span></text:p>
      <text:p text:style-name="P52"><text:a xlink:type="simple" xlink:href="https://dzone.com/articles/using-optional-correctly-is-not-optional" text:style-name="Internet_20_link" text:visited-style-name="Visited_20_Internet_20_Link"><text:span text:style-name="Source_20_Text"><text:span text:style-name="T60">https://dzone.com/articles/using-optional-correctly-is-not-optional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9-29T00:12:16.688572243</dc:date>
    <meta:editing-cycles>1443</meta:editing-cycles>
    <meta:editing-duration>P4DT21H56M41S</meta:editing-duration>
    <meta:generator>LibreOffice/6.0.7.3$Linux_X86_64 LibreOffice_project/00m0$Build-3</meta:generator>
    <meta:document-statistic meta:table-count="1" meta:image-count="0" meta:object-count="0" meta:page-count="6" meta:paragraph-count="154" meta:word-count="1542" meta:character-count="9876" meta:non-whitespace-character-count="8452"/>
  </office:meta>
</office:document-meta>
</file>